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3.748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ffff00" fo:font-weight="normal" style:font-weight-asian="normal" style:font-weight-complex="normal"/>
    </style:style>
    <style:style style:name="ce21" style:family="table-cell" style:parent-style-name="Default">
      <style:text-properties fo:color="#ffff00"/>
    </style:style>
    <style:style style:name="ce22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ffs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ax Stacks</text:p>
          </table:table-cell>
          <table:table-cell table:style-name="ce17" office:value-type="string" calcext:value-type="string">
            <text:p>Effec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table:style-name="ce18" office:value-type="string" calcext:value-type="string" table:number-columns-spanned="4" table:number-rows-spanned="1">
            <text:p>Stage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Atk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Str and Mag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Def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mr and Res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Fth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Fth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Agi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gi per stack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Buff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Defend</text:p>
          </table:table-cell>
          <table:table-cell office:value-type="string" calcext:value-type="string">
            <text:p>(Max HP – current Shield)</text:p>
          </table:table-cell>
          <table:table-cell office:value-type="string" calcext:value-type="string">
            <text:p>-20% Dmg Taken. +1 Shield for each stack. Is always hit before normal Shield. Otherwise acts identical</text:p>
          </table:table-cell>
          <table:table-cell/>
        </table:table-row>
        <table:table-row table:style-name="ro1">
          <table:table-cell table:style-name="ce19" office:value-type="string" calcext:value-type="string">
            <text:p>Shield</text:p>
          </table:table-cell>
          <table:table-cell office:value-type="string" calcext:value-type="string">
            <text:p>(Max HP – current Defend)</text:p>
          </table:table-cell>
          <table:table-cell office:value-type="string" calcext:value-type="string">
            <text:p>+1 Shield per stack. Each stack acts as extra HP that is hit before HP. Blocks secondary effects of attacks taken</text:p>
          </table:table-cell>
          <table:table-cell/>
        </table:table-row>
        <table:table-row table:style-name="ro1">
          <table:table-cell table:style-name="ce19" office:value-type="string" calcext:value-type="string">
            <text:p>Prot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Dmg Taken to 10% regardless of all other factors. Blocks secondary effects of attacks taken</text:p>
          </table:table-cell>
          <table:table-cell/>
        </table:table-row>
        <table:table-row table:style-name="ro1">
          <table:table-cell table:style-name="ce19" office:value-type="string" calcext:value-type="string">
            <text:p>Invinci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damaged or debuffed</text:p>
          </table:table-cell>
          <table:table-cell/>
        </table:table-row>
        <table:table-row table:style-name="ro1">
          <table:table-cell table:style-name="ce19" office:value-type="string" calcext:value-type="string">
            <text:p>Regene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0% Fulgur Dmg Dealt per stack. Goes away when used</text:p>
          </table:table-cell>
          <table:table-cell/>
        </table:table-row>
        <table:table-row table:style-name="ro1">
          <table:table-cell office:value-type="string" calcext:value-type="string">
            <text:p>Wind B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ets DoT Dmg Taken to 10% regardless of all other factors</text:span>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Malefic 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unit is attacked, the attacker takes recoil equal to 25% of Dmg dealt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Come Out Swin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00% Dmg Dealt and +100% Agi</text:p>
          </table:table-cell>
          <table:table-cell/>
        </table:table-row>
        <table:table-row table:style-name="ro1">
          <table:table-cell table:style-name="ce20" office:value-type="string" calcext:value-type="string">
            <text:p>Primordial 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ealing/Shield Given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Ocean’s Embr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0% Res and +15% Healing/Shield Received</text:p>
          </table:table-cell>
          <table:table-cell/>
        </table:table-row>
        <table:table-row table:style-name="ro1">
          <table:table-cell table:style-name="ce20" office:value-type="string" calcext:value-type="string">
            <text:p>Amri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% Healing/Shield Given per stack</text:p>
          </table:table-cell>
          <table:table-cell office:value-type="string" calcext:value-type="string">
            <text:p>ref Indian myth</text:p>
          </table:table-cell>
        </table:table-row>
        <table:table-row table:style-name="ro1">
          <table:table-cell table:style-name="ce20" office:value-type="string" calcext:value-type="string">
            <text:p>Amrita Bloss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25% Healing/Shield Received</text:p>
          </table:table-cell>
          <table:table-cell/>
        </table:table-row>
        <table:table-row table:style-name="ro1">
          <table:table-cell table:style-name="ce20" office:value-type="string" calcext:value-type="string">
            <text:p>Tempora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uff timers of all of this unit’s other buffs and debuffs will not reduce. Does not work on Extra Action</text:p>
          </table:table-cell>
          <table:table-cell/>
        </table:table-row>
        <table:table-row table:style-name="ro1">
          <table:table-cell table:style-name="ce20" office:value-type="string" calcext:value-type="string">
            <text:p>Thunder 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5% Fulgur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Horizon C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Dealt and +30% Follow-Up Dmg Dealt</text:p>
          </table:table-cell>
          <table:table-cell/>
        </table:table-row>
        <table:table-row table:style-name="ro1">
          <table:table-cell table:style-name="ce20" office:value-type="string" calcext:value-type="string">
            <text:p>Flames of De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% Ignis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Star R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Dealt and +30% Follow-Up Dmg Dealt</text:p>
          </table:table-cell>
          <table:table-cell/>
        </table:table-row>
        <table:table-row table:style-name="ro1">
          <table:table-cell table:style-name="ce20" office:value-type="string" calcext:value-type="string">
            <text:p>Waxen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When this unit has Burnt Out or 2+ stacks of Burn, turns into Blazing Wings (3 turns)</text:p>
          </table:table-cell>
          <table:table-cell office:value-type="string" calcext:value-type="string">
            <text:p>ref Greek myth</text:p>
          </table:table-cell>
        </table:table-row>
        <table:table-row table:style-name="ro1">
          <table:table-cell table:style-name="ce20" office:value-type="string" calcext:value-type="string">
            <text:p>Blazing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+5 Ignis Aff, +30% Ignis Dmg Dealt, and -10% HP each turn. The turn counters of Burn and Burnt Out do not decrease. When this wears off, -3 Atk, Def, Fth, and Agi (5 turns) and Stunned (1 turn)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Vi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Str and +25% Amr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Mystic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Mag and +25% Res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Cla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Agi and +25% Fth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Cos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5% Dmg Dealt and -15% Dmg Taken</text:p>
          </table:table-cell>
          <table:table-cell/>
        </table:table-row>
        <table:table-row table:style-name="ro1">
          <table:table-cell table:style-name="ce20" office:value-type="string" calcext:value-type="string">
            <text:p>Lion’s R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0% Str and +30% Dmg Dealt. Transforms the skill Lion's Roar 🏵 into Lion's Wrath 🏵</text:p>
          </table:table-cell>
          <table:table-cell/>
        </table:table-row>
        <table:table-row table:style-name="ro1">
          <table:table-cell table:style-name="ce20" office:value-type="string" calcext:value-type="string">
            <text:p>Radiant Heav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2% Dmg Dealt and +1% Weakness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Sun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</text:p>
          </table:table-cell>
          <table:table-cell/>
        </table:table-row>
        <table:table-row table:style-name="ro1">
          <table:table-cell table:style-name="ce20" office:value-type="string" calcext:value-type="string">
            <text:p>Pure P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5% Follow-Up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Winged Blos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 and +30% Follow-Up Dmg Dealt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Debuffs</text:p>
          </table:table-cell>
          <table:covered-table-cell table:number-columns-repeated="2" table:style-name="ce7"/>
          <table:covered-table-cell/>
        </table:table-row>
        <table:table-row table:style-name="ro1">
          <table:table-cell office:value-type="string" calcext:value-type="string">
            <text:p>B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Str per stack</text:p>
          </table:table-cell>
          <table:table-cell/>
        </table:table-row>
        <table:table-row table:style-name="ro1">
          <table:table-cell office:value-type="string" calcext:value-type="string">
            <text:p>Frostb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Mag per stack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Agi per stack</text:p>
          </table:table-cell>
          <table:table-cell/>
        </table:table-row>
        <table:table-row table:style-name="ro1">
          <table:table-cell office:value-type="string" calcext:value-type="string">
            <text:p>Windswe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% SP Gain and -5% Res per stack</text:p>
          </table:table-cell>
          <table:table-cell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Amr per stack</text:p>
          </table:table-cell>
          <table:table-cell/>
        </table:table-row>
        <table:table-row table:style-name="ro1">
          <table:table-cell office:value-type="string" calcext:value-type="string">
            <text:p>Dazz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Fth per stack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Fth per stack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Healing/Shield Received per stack</text:p>
          </table:table-cell>
          <table:table-cell/>
        </table:table-row>
        <table:table-row table:style-name="ro1">
          <table:table-cell office:value-type="string" calcext:value-type="string">
            <text:p>Burnt 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Ignis Dmg Taken and -10% Str</text:p>
          </table:table-cell>
          <table:table-cell/>
        </table:table-row>
        <table:table-row table:style-name="ro1">
          <table:table-cell office:value-type="string" calcext:value-type="string">
            <text:p>Frost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Glacies Dmg Taken and -10% Mag</text:p>
          </table:table-cell>
          <table:table-cell/>
        </table:table-row>
        <table:table-row table:style-name="ro1">
          <table:table-cell office:value-type="string" calcext:value-type="string">
            <text:p>Overlo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Taken and -10% Agi</text:p>
          </table:table-cell>
          <table:table-cell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Ventus Dmg Taken and -10% Res</text:p>
          </table:table-cell>
          <table:table-cell/>
        </table:table-row>
        <table:table-row table:style-name="ro1">
          <table:table-cell office:value-type="string" calcext:value-type="string">
            <text:p>Shat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Taken and -10% Amr</text:p>
          </table:table-cell>
          <table:table-cell/>
        </table:table-row>
        <table:table-row table:style-name="ro1">
          <table:table-cell office:value-type="string" calcext:value-type="string">
            <text:p>Stars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Lux Dmg Taken and -10% Fth</text:p>
          </table:table-cell>
          <table:table-cell/>
        </table:table-row>
        <table:table-row table:style-name="ro1">
          <table:table-cell office:value-type="string" calcext:value-type="string">
            <text:p>Doo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Malum Dmg Taken and -10% Fth</text:p>
          </table:table-cell>
          <table:table-cell/>
        </table:table-row>
        <table:table-row table:style-name="ro1">
          <table:table-cell office:value-type="string" calcext:value-type="string">
            <text:p>Bligh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DoT Damage Taken and -10% Healing/Shield Received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ble to move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office:value-type="string" calcext:value-type="string">
            <text:p>Wil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use Bloom skills</text:p>
          </table:table-cell>
          <table:table-cell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s Accessory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5% HP and -1 Agi (2 turns) each turn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Weakness Dmg Taken. Marked units can always be targeted by Gun-based skills, no matter where they are on the field</text:p>
          </table:table-cell>
          <table:table-cell/>
        </table:table-row>
        <table:table-row table:style-name="ro1">
          <table:table-cell table:style-name="ce21" office:value-type="string" calcext:value-type="string">
            <text:p>Bleed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and -(15% of the current Str of the unit that last inflicted Bleed on this unit) HP each turn per stack</text:p>
          </table:table-cell>
          <table:table-cell/>
        </table:table-row>
        <table:table-row table:style-name="ro1">
          <table:table-cell table:style-name="ce21" office:value-type="string" calcext:value-type="string">
            <text:p>Severing Bol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Fulgur Dmg Taken and +15% Follow-Up Dmg Taken</text:p>
          </table:table-cell>
          <table:table-cell/>
        </table:table-row>
        <table:table-row table:style-name="ro1">
          <table:table-cell table:style-name="ce21" office:value-type="string" calcext:value-type="string">
            <text:p>Radiation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each turn and +5% Dmg Taken per stack</text:p>
          </table:table-cell>
          <table:table-cell/>
        </table:table-row>
        <table:table-row table:style-name="ro1">
          <table:table-cell table:style-name="ce21" office:value-type="string" calcext:value-type="string">
            <text:p>Decay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Ignis Dmg Taken, +15% DoT Dmg Taken, and -10% Healing/Shield Received</text:p>
          </table:table-cell>
          <table:table-cell/>
        </table:table-row>
        <table:table-row table:style-name="ro1">
          <table:table-cell table:style-name="ce21" office:value-type="string" calcext:value-type="string">
            <text:p>Eye of Ra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o innate effect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21" office:value-type="string" calcext:value-type="string">
            <text:p>Blazing Claw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20% Lux Dmg Taken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Field Effect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Sided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Calt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HP each turn to all Grounded units on this sid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Global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22" office:value-type="string" calcext:value-type="string">
            <text:p>Sacred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ents infliction of Burn, Frostbite, Shock, Windswept, Curse, and Poison. Does not remove existing stacks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Ignis Dmg Dealt, -20% Glacies Dmg Dealt. Burn deals -4% HP each turn per stack. Frostbite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Glacies Dmg Dealt, -20% Ignis Dmg Dealt. Frostbite deals -4% HP each turn per stack. Burn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Glacies resistance. +20% Healing/Shield Received for all units. Amplifies certain skills</text:p>
          </table:table-cell>
          <table:table-cell/>
        </table:table-row>
        <table:table-row table:style-name="ro1">
          <table:table-cell office:value-type="string" calcext:value-type="string">
            <text:p>Sand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Terra resistance. -5% HP each turn for all units without Terra resistance. Amplifies certain skill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Malum Dmg Dealt, -20% Lux Dmg Dealt. Whenever a unit gains Curse, also gain Doomed for the same amount of turns. Amplifies certain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5:51:31.483622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4:03.031658372</meta:creation-date>
    <dc:date>2025-09-02T15:51:50.485055584</dc:date>
    <meta:editing-duration>PT13H11M7S</meta:editing-duration>
    <meta:editing-cycles>92</meta:editing-cycles>
    <meta:generator>LibreOffice/25.2.4.3$Linux_X86_64 LibreOffice_project/33e196637044ead23f5c3226cde09b47731f7e27</meta:generator>
    <meta:document-statistic meta:table-count="1" meta:cell-count="217" meta:object-count="0"/>
  </office:meta>
</office:document-meta>
</file>